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Georgia" fo:font-size="10.5pt" fo:letter-spacing="normal" fo:font-style="normal" fo:font-weight="normal" style:font-size-asian="10.5pt" style:font-size-complex="10.5pt"/>
    </style:style>
    <style:style style:name="P7" style:family="paragraph" style:parent-style-name="Text_20_body">
      <style:paragraph-properties fo:margin-left="0in" fo:margin-right="0in" fo:margin-top="0in" fo:margin-bottom="0in" fo:line-height="100%" fo:orphans="2" fo:widows="2" fo:text-indent="0in" style:auto-text-indent="false"/>
      <style:text-properties fo:color="#000000" style:font-name="Georgia" fo:font-size="10.5pt" fo:font-weight="normal" style:font-size-asian="10.5pt" style:font-weight-asian="normal" style:font-size-complex="10.5pt" style:font-weight-complex="normal"/>
    </style:style>
    <style:style style:name="P8" style:family="paragraph" style:parent-style-name="Text_20_body">
      <style:paragraph-properties fo:margin-left="0in" fo:margin-right="0in" fo:margin-top="0in" fo:margin-bottom="0in" fo:line-height="100%" fo:orphans="2" fo:widows="2" fo:text-indent="0in" style:auto-text-indent="false"/>
    </style:style>
    <style:style style:name="P9"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10"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1"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2" style:family="paragraph" style:parent-style-name="Standard">
      <style:paragraph-properties fo:margin-left="0in" fo:margin-right="0in" fo:margin-top="0in" fo:margin-bottom="0in" fo:line-height="100%" fo:text-indent="0in" style:auto-text-indent="false"/>
    </style:style>
    <style:style style:name="P13" style:family="paragraph" style:parent-style-name="Standard" style:list-style-name="">
      <style:paragraph-properties fo:margin-left="0in" fo:margin-right="0in" fo:margin-top="0in" fo:margin-bottom="0in" fo:line-height="100%" fo:text-indent="0in" style:auto-text-indent="false"/>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style:font-name="Georgia" fo:language="none" fo:country="none" style:font-name-asian="Georgia" style:language-asian="none" style:country-asian="none" style:font-name-complex="Georgia" style:language-complex="none" style:country-complex="none"/>
    </style:style>
    <style:style style:name="T4"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5" style:family="text">
      <style:text-properties style:font-name="Georgia" fo:font-size="10.5pt" fo:font-weight="bold" style:font-size-asian="10.5pt" style:font-weight-asian="bold" style:font-name-complex="Times New Roman1" style:font-size-complex="10.5pt"/>
    </style:style>
    <style:style style:name="T6" style:family="text">
      <style:text-properties style:font-name="Georgia" fo:font-size="10.5pt" fo:font-weight="bold" style:font-size-asian="10.5pt" style:font-weight-asian="bold" style:font-name-complex="Times New Roman1" style:font-size-complex="10.5pt" style:font-weight-complex="bold"/>
    </style:style>
    <style:style style:name="T7" style:family="text">
      <style:text-properties style:font-name="Georgia" fo:font-size="10.5pt" style:font-size-asian="10.5pt" style:font-name-complex="Times New Roman1" style:font-size-complex="10.5pt"/>
    </style:style>
    <style:style style:name="T8"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9" style:family="text">
      <style:text-properties fo:color="#000000" style:font-name="Georgia" fo:font-size="10.5pt" fo:language="none" fo:country="none" fo:font-weight="normal" style:font-name-asian="Georgia" style:font-size-asian="10.5pt" style:language-asian="none" style:country-asian="none" style:font-weight-asian="normal" style:font-name-complex="Times New Roman1" style:font-size-complex="10.5pt" style:language-complex="none" style:country-complex="none" style:font-weight-complex="normal"/>
    </style:style>
    <style:style style:name="T10" style:family="text">
      <style:text-properties fo:color="#00000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1"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2" style:family="text">
      <style:text-properties fo:color="#000000" style:font-name="Georgia" fo:font-size="10.5pt" fo:language="none" fo:country="none" style:text-underline-style="solid" style:text-underline-width="auto" style:text-underline-color="font-color"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3"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4" style:family="text">
      <style:text-properties fo:color="#000000" style:font-name="Georgia" fo:font-size="10.5pt" fo:language="none" fo:country="none" fo:font-style="normal" fo:font-weight="normal" style:font-name-asian="Georgia" style:font-size-asian="10.5pt" style:language-asian="none" style:country-asian="none" style:font-style-asian="normal" style:font-weight-asian="normal" style:font-name-complex="Georgia" style:font-size-complex="10.5pt" style:language-complex="none" style:country-complex="none" style:font-style-complex="normal" style:font-weight-complex="normal"/>
    </style:style>
    <style:style style:name="T15" style:family="text">
      <style:text-properties style:text-position="super 58%" style:font-name="Georgia" fo:font-size="10.5pt" style:font-size-asian="10.5pt" style:font-name-complex="Times New Roman1" style:font-size-complex="10.5pt"/>
    </style:style>
    <style:style style:name="T16"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17" style:family="text">
      <style:text-properties fo:font-variant="normal" fo:text-transform="none" fo:color="#000000" style:font-name="Georgia" fo:font-size="10.5pt" fo:letter-spacing="normal" fo:font-style="normal" fo:font-weight="normal" style:font-size-asian="10.5pt" style:font-size-complex="10.5pt"/>
    </style:style>
    <style:style style:name="T18"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19" style:family="text">
      <style:text-properties fo:font-variant="normal" fo:text-transform="none" fo:color="#000000" style:text-position="super 58%" style:font-name="Georgia" fo:font-size="10.5pt" fo:letter-spacing="normal" fo:font-style="normal" fo:font-weight="normal"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igning Kings</text:p>
      <text:p text:style-name="P1"/>
      <text:p text:style-name="P2"><text:span text:style-name="T1">Read:</text:span><text:span text:style-name="T2"> Romans 5:14-21</text:span></text:p>
      <text:p text:style-name="P3"/>
      <text:p text:style-name="P12"><text:span text:style-name="T5">Text:</text:span><text:span text:style-name="T7"> </text:span><text:span text:style-name="T8">Revelation 22:5 “And there shall be no night there; and they need no candle, neither light of the sun; for the Lord God giveth them light: and they shall reign for ever and ever.”</text:span></text:p>
      <text:p text:style-name="P4"><text:span text:style-name="T2"/></text:p>
      <text:p text:style-name="P5"/>
      <text:h text:style-name="P4" text:outline-level="3"><text:span text:style-name="T1">Introduction:</text:span><text:span text:style-name="T2"> A king is one who reigns over subjects. A king is born into the position of king and is never elected. The way that a person can change kings is to move away from the king that they are displeased with and move into the kingdom of another king. We are born under the control of a king and that is where we are going to start this morning. </text:span></text:h>
      <text:h text:style-name="P11" text:outline-level="3"><text:span text:style-name="T2"/></text:h>
      <text:h text:style-name="P13" text:outline-level="3"><text:span text:style-name="T6">Sin on the throne:</text:span><text:span text:style-name="T7"> David said:</text:span><text:span text:style-name="T8"> “Behold, I was shapen in iniquity; and in sin did my mother conceive me.”</text:span><text:span text:style-name="T9"> (</text:span><text:span text:style-name="T8">Psalm 51:5) </text:span><text:span text:style-name="T7">In the 21</text:span><text:span text:style-name="T15">st</text:span><text:span text:style-name="T7"> verse of Romans 5 we read: “...</text:span><text:span text:style-name="T8">sin hath </text:span><text:span text:style-name="T12">reigned</text:span><text:span text:style-name="T11"> unto death...” We were born in sin and sin sat on the throne of our life. Have you ever looked at someone who commits crimes and/or hurts others over and over and asked: “What is wrong with that guy?” “Why would she do that?” Who do you think is in control of their life? Sin reigns supreme in the life of every human being from the moment of birth. Infants learn to lie before they learn to talk. They learn that if they cry someone will come to hold them, rock them, feed them. Have you ever heard a baby crying right after they are changed and fed? </text:span></text:h>
      <text:h text:style-name="P13" text:outline-level="3"><text:span text:style-name="T11"/></text:h>
      <text:h text:style-name="P13" text:outline-level="3"><text:span text:style-name="T10">Death on the throne:</text:span><text:span text:style-name="T11"> James tells us that: “...</text:span><text:span text:style-name="T8">sin, when it is finished, bringeth forth death.” In Romans 5:14 we read: “...death reigned from Adam...” It seems that sin is only holding the throne until death can take over. Many people think that satan wants them to sin just to keep them in bondage but his plan is far more sinister than that. He wants them dead. Sins goal isn't just to get your kids on drugs...he wants the drugs to kill them. He doesn't just want adults to commit sexual sin...he wants to destroy their health and kill them with aids. He doesn't just want a man's anger to get him into a fight but he wants that man dead. He doesn't just want a man to steal but he wants that man shot to death in a home invasion. Tell me what sinful behavior doesn't lead to death. </text:span></text:h>
      <text:h text:style-name="P13" text:outline-level="3"><text:span text:style-name="T8"><text:s text:c="2"/>If sin is distressing and keeping you in bondage. If death is not your goal then perhaps it is time to move to another kingdom.</text:span></text:h>
      <text:h text:style-name="P13" text:outline-level="3"><text:span text:style-name="T8"/></text:h>
      <text:h text:style-name="P13" text:outline-level="3"><text:span text:style-name="T10">Grace on the throne:</text:span><text:span text:style-name="T8"> Romans 5:21 says: “That as sin hath reigned unto death, even so might grace reign...” <text:s/>Grace is a choice. </text:span><text:span text:style-name="T16">In 1829 two men, George Wilson and James Porter, robbed a United States mail carrier. Both were subsequently captured and tried in a court of law. In May 1830 both men were found guilty of six charges, including robbery of the mail “and putting the life of the driver in jeopardy.” Both Wilson and Porter received their sentences: Execution by hanging. </text:span><text:span text:style-name="T17">Porter was executed but Wilson was not. Influential friends pleaded for mercy to the President of the United States, Andrew Jackson, on his behalf. President Jackson issued a formal pardon, dropping all charges. Incredibly, George Wilson refused the pardon!</text:span></text:h>
      <text:p text:style-name="P6"><text:bookmark text:name="more-200"/><text:s text:c="2"/>An official report stated Wilson chose to “waive and decline the pardon.” <text:s/>The U.S. Supreme Court said: “The court cannot give the prisoner the benefit of the pardon, unless he claims the benefit of it…. It is a grant to him: it is his property; and he may accept it or not as he pleases.” Chief Justice John Marshall wrote, “A pardon is an act of grace, proceeding from the power entrusted with the execution of the laws…. (But) delivery is not completed without acceptance. It may then be rejected by the person to whom it is tendered...” George Wilson chose the kingdom of sin and death when he refused the gift of grace.</text:p>
      <text:p text:style-name="P6"/>
      <text:p text:style-name="P8"><text:span text:style-name="T18">Saints on the throne:</text:span><text:span text:style-name="T17"> Because we moved into the kingdom of Grace; we are now saints and are able to sit on a throne of our own. The 17</text:span><text:span text:style-name="T19">th</text:span><text:span text:style-name="T17"> verse of Romans 5 says: “</text:span><text:span text:style-name="T11">they which receive abundance of grace and of the gift of</text:span><text:span text:style-name="T8"> righteousness shall reign</text:span><text:span text:style-name="T11"> in life by one, Jesus Christ.”</text:span><text:span text:style-name="T8"> II Tim-othy 2:12 “If we suffer, we shall also reign with </text:span><text:span text:style-name="T14">him:” </text:span><text:span text:style-name="T8">Revelation 20:6 “Blessed and holy </text:span><text:span text:style-name="T13">is</text:span><text:span text:style-name="T8"> he that hath part in the first resurrection … they shall … reign with him a thousand years.”</text:span></text:p>
      <text:p text:style-name="P7"><text:span text:style-name="T3"/></text:p>
      <text:p text:style-name="P7"><text:span text:style-name="T4">Conclude:</text:span><text:span text:style-name="T3"> There is a clear progression here. Sin leads to death (both physical and spiritual). Grace leads to righteousness and sainthood. Here is the good news: You get to choose. Sin and death or Grace and Salvation! Who will reign in your lif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7-07-29T20:34:13.79</dc:date>
    <meta:editing-duration>PT2H54M13S</meta:editing-duration>
    <meta:generator>OpenOffice/4.1.3$Win32 OpenOffice.org_project/413m1$Build-9783</meta:generator>
    <meta:document-statistic meta:table-count="0" meta:image-count="0" meta:object-count="0" meta:page-count="1" meta:paragraph-count="11" meta:word-count="797" meta:character-count="42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